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39.03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15%" fo:text-indent="0cm"/>
    </style:style>
    <style:style style:name="P4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Source Code Pro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f0041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55269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1c1c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b277d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Source Code Pr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7.668cm" svg:height="39.894cm" svg:x="1.016cm" svg:y="1.46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2"/></text:span><text:span text:style-name="T2">responsive design, media queries</text:span></text:p>
            <text:p text:style-name="P2"><text:span text:style-name="T2"><text:s text:c="2"/></text:span><text:span text:style-name="T2">flexbox, css grid</text:span></text:p>
            <text:p><text:span text:style-name="T2"><text:s text:c="2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next</text:span></text:p>
            <text:p text:style-name="P2"><text:span text:style-name="T8"><text:s text:c="2"/></text:span><text:span text:style-name="T7">mui, react-bootstrap</text:span></text:p>
            <text:p text:style-name="P2"><text:span text:style-name="T7"><text:s text:c="2"/></text:span><text:span text:style-name="T7">vue, vuex, vue-router, vuetify</text:span></text:p>
            <text:p text:style-name="P2"><text:span text:style-name="T9"><text:s text:c="2"/></text:span><text:span text:style-name="T9">webpack, parcel, babel</text:span></text:p>
            <text:p text:style-name="P2"><text:span text:style-name="T9"><text:s text:c="2"/></text:span><text:span text:style-name="T9">vite, rollup</text:span></text:p>
            <text:p text:style-name="P2"><text:span text:style-name="T5"><text:s text:c="2"/></text:span><text:span text:style-name="T5">websockets/ws/socket.io</text:span></text:p>
            <text:p text:style-name="P2"><text:span text:style-name="T5"><text:s text:c="2"/></text:span><text:span text:style-name="T5">web storage, workers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5">framer-motion</text:span></text:p>
            <text:p text:style-name="P2"><text:span text:style-name="T5"><text:s text:c="2"/></text:span><text:span text:style-name="T5">react-transition-group</text:span></text:p>
            <text:p text:style-name="P2"><text:span text:style-name="T5"><text:s text:c="2"/></text:span><text:span text:style-name="T5">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5">mern, nodejs/</text:span><text:span text:style-name="T2">npm/yarn</text:span></text:p>
            <text:p text:style-name="P2"><text:span text:style-name="T10"><text:s text:c="2"/></text:span><text:span text:style-name="T5">laravel, composer, php, mvc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1">d</text:span><text:span text:style-name="T2">3 with </text:span><text:span text:style-name="T12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5"><text:s text:c="2"/></text:span><text:span text:style-name="T2">strapi</text:span></text:p>
            <text:p text:style-name="P2"><text:span text:style-name="T2"><text:s text:c="2"/></text:span><text:span text:style-name="T2">contentful</text:span></text:p>
            <text:p text:style-name="P2"><text:span text:style-name="T2"><text:s text:c="2"/></text:span><text:span text:style-name="T2">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</text:span></text:p>
            <text:p text:style-name="P2"><text:span text:style-name="T2"><text:s text:c="2"/></text:span><text:span text:style-name="T2">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5">kaizen, agile, lean</text:span></text:p>
            <text:p text:style-name="P2"><text:span text:style-name="T10"><text:s text:c="2"/></text:span><text:span text:style-name="T5">git/</text:span><text:span text:style-name="T2">github workflow, gitlab</text:span></text:p>
            <text:p text:style-name="P2"><text:span text:style-name="T5"><text:s text:c="2"/></text:span><text:span text:style-name="T5">docker, test/deploy automatizacija</text:span></text:p>
            <text:p text:style-name="P2"><text:span text:style-name="T5"><text:s text:c="2"/></text:span><text:span text:style-name="T5">circleci, puppet, powershell dsc, </text:span></text:p>
            <text:p text:style-name="P2"><text:span text:style-name="T10"><text:s text:c="2"/></text:span><text:span text:style-name="T2">enov8, jenkins, aws codepipeline, chef</text:span></text:p>
            <text:p text:style-name="P2"><text:span text:style-name="T2"><text:s text:c="2"/></text:span><text:span text:style-name="T2">azure resource manager, kubernetes</text:span></text:p>
            <text:p text:style-name="P2"><text:span text:style-name="T5"><text:s text:c="2"/></text:span><text:span text:style-name="T2">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MISCELLANEOUS/OSTALO</text:span></text:p>
            <text:p text:style-name="P2"><text:span text:style-name="T5"><text:s text:c="2"/></text:span><text:span text:style-name="T5">Degree Bookkeeping and Financial Analisys</text:span></text:p>
            <text:p text:style-name="P2"><text:span text:style-name="T5"><text:s text:c="2"/></text:span><text:span text:style-name="T5">Languages: French, Spanish, English, Arabic</text:span></text:p>
            <text:p text:style-name="P2"><text:span text:style-name="T5"/></text:p>
            <text:p text:style-name="P2"><text:span text:style-name="T10">PROJEKTI</text:span></text:p>
            <text:p text:style-name="P3"><text:span text:style-name="T13"><text:s text:c="2"/></text:span><text:span text:style-name="T14"><text:a xlink:href="https://wine-app0.herokuapp.com/" xlink:type="simple">WineApp</text:a></text:span></text:p>
            <text:p text:style-name="P3"><text:span text:style-name="T15"><text:s text:c="2"/></text:span><text:span text:style-name="T16"><text:a xlink:href="https://sheltered-brook-37083.herokuapp.com/" xlink:type="simple">ReactJS Komponente</text:a></text:span></text:p>
            <text:p text:style-name="P3"><text:span text:style-name="T16"><text:s text:c="2"/></text:span><text:span text:style-name="T17"><text:a xlink:href="https://charming-moonbeam-17302d.netlify.app/" xlink:type="simple">Komandna Linija, &lt;AppBarr&gt;</text:a></text:span></text:p>
            <text:p text:style-name="P3"><text:span text:style-name="T17"><text:s text:c="2"/></text:span><text:span text:style-name="T18"><text:a xlink:href="https://roaring-gingersnap-58eb4e.netlify.app/" xlink:type="simple">Fajl Sistem Komponenta</text:a></text:span></text:p>
            <text:p text:style-name="P3"><text:span text:style-name="T18"><text:s text:c="2"/></text:span><text:span text:style-name="T19"><text:a xlink:href="https://melodious-marigold-8e6e12.netlify.app/" xlink:type="simple">Komandni Meni</text:a></text:span></text:p>
            <text:p text:style-name="P3"><text:span text:style-name="T13"><text:s text:c="2"/></text:span><text:span text:style-name="T20"><text:a xlink:href="https://nikolav-webdev.xyz/" xlink:type="simple">WeatherApp</text:a></text:span></text:p>
            <text:p text:style-name="P3"><text:span text:style-name="T13"><text:s text:c="2"/></text:span><text:span text:style-name="T21"><text:a xlink:href="https://nikolav.rs/app/122/" xlink:type="simple">Simple Tax Calculator</text:a></text:span></text:p>
            <text:p text:style-name="P3"><text:span text:style-name="T13"><text:s text:c="2"/></text:span><text:span text:style-name="T22"><text:a xlink:href="https://demo-app-enyosolutions.herokuapp.com/" xlink:type="simple">RssNewsReader</text:a></text:span></text:p>
            <text:p text:style-name="P3"><text:span text:style-name="T13"><text:s text:c="2"/></text:span><text:span text:style-name="T23"><text:a xlink:href="http://oglasi.nikolav.xyz/" xlink:type="simple">OglasiOnline</text:a></text:span></text:p>
            <text:p text:style-name="P3"><text:span text:style-name="T13"><text:s text:c="2"/></text:span><text:span text:style-name="T14"><text:a xlink:href="http://obrenjovicsavin.atwebpages.com/" xlink:type="simple">obrenjovicsavin</text:a></text:span></text:p>
            <text:p text:style-name="P3"><text:span text:style-name="T13"><text:s text:c="2"/></text:span><text:span text:style-name="T24"><text:a xlink:href="https://nikolav.rs/" xlink:type="simple">nikolav</text:a></text:span></text:p>
            <text:p text:style-name="P2"><text:span text:style-name="T5"/></text:p>
            <text:p text:style-name="P2"><text:span text:style-name="T10"/></text:p>
            <text:p text:style-name="P2"><text:span text:style-name="T1">CONTACT ME</text:span></text:p>
            <text:p><text:span text:style-name="T25"><text:s text:c="2"/></text:span><text:span text:style-name="T25">tel</text:span><text:span text:style-name="T2"> <text:s text:c="6"/>: +381 66 572 55 23</text:span></text:p>
            <text:p><text:span text:style-name="T25"><text:s text:c="2"/></text:span><text:span text:style-name="T25">email</text:span><text:span text:style-name="T2"> <text:s text:c="4"/>: admin@nikolav.rs</text:span></text:p>
            <text:p><text:span text:style-name="T25"><text:s text:c="2"/></text:span><text:span text:style-name="T25">url</text:span><text:span text:style-name="T2"> <text:s text:c="6"/>: https://nikolav.rs/</text:span><text:span text:style-name="T2"><text:line-break/></text:span><text:span text:style-name="T2"> <text:s/></text:span><text:span text:style-name="T25">github</text:span><text:span text:style-name="T2"> <text:s text:c="3"/>: https://github.com/nikolav</text:span><text:span text:style-name="T2"><text:line-break/></text:span><text:span text:style-name="T2"> <text:s/></text:span><text:span text:style-name="T25">facebook</text:span><text:span text:style-name="T2"> <text:s/>: https://www.facebook.com/nikolav.me</text:span><text:span text:style-name="T2"><text:line-break/></text:span><text:span text:style-name="T2"> <text:s/></text:span><text:span text:style-name="T25">instagram</text:span><text:span text:style-name="T2"> : https://www.instagram.com/nikolav.rs/</text:span></text:p>
            <text:p><text:span text:style-name="T25"><text:s text:c="2"/></text:span><text:span text:style-name="T25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1" svg:font-family="'Source Code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9-02T19:04:56.243000000</dc:date>
    <meta:editing-duration>PT9H34M40S</meta:editing-duration>
    <meta:editing-cycles>213</meta:editing-cycles>
    <meta:generator>LibreOffice/7.3.5.2$Windows_X86_64 LibreOffice_project/184fe81b8c8c30d8b5082578aee2fed2ea847c01</meta:generator>
    <meta:document-statistic meta:object-count="21"/>
  </office:meta>
</office:document-meta>
</file>